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rsid="000c8a56" officeooo:paragraph-rsid="000c8a56"/>
    </style:style>
    <style:style style:name="P2" style:family="paragraph" style:parent-style-name="Standard">
      <style:text-properties officeooo:rsid="000c8a56" officeooo:paragraph-rsid="0010d62c"/>
    </style:style>
    <style:style style:name="P3" style:family="paragraph" style:parent-style-name="Standard">
      <style:text-properties officeooo:paragraph-rsid="000c8a56"/>
    </style:style>
    <style:style style:name="P4" style:family="paragraph" style:parent-style-name="Standard">
      <style:text-properties officeooo:rsid="000d2479" officeooo:paragraph-rsid="000d2479"/>
    </style:style>
    <style:style style:name="P5" style:family="paragraph" style:parent-style-name="Standard">
      <style:text-properties officeooo:rsid="000d2479" officeooo:paragraph-rsid="0010d62c"/>
    </style:style>
    <style:style style:name="P6" style:family="paragraph" style:parent-style-name="Standard">
      <style:text-properties officeooo:rsid="000efc05" officeooo:paragraph-rsid="000efc05"/>
    </style:style>
    <style:style style:name="P7" style:family="paragraph" style:parent-style-name="Standard">
      <style:text-properties officeooo:rsid="000efc05" officeooo:paragraph-rsid="0010d62c"/>
    </style:style>
    <style:style style:name="P8" style:family="paragraph" style:parent-style-name="Standard">
      <style:text-properties officeooo:rsid="0010d680" officeooo:paragraph-rsid="0010d680"/>
    </style:style>
    <style:style style:name="P9" style:family="paragraph" style:parent-style-name="Standard">
      <style:text-properties officeooo:rsid="00123f4e" officeooo:paragraph-rsid="00123f4e"/>
    </style:style>
    <style:style style:name="P10" style:family="paragraph" style:parent-style-name="Standard">
      <style:text-properties officeooo:rsid="00123f4e" officeooo:paragraph-rsid="001312b1"/>
    </style:style>
    <style:style style:name="P11" style:family="paragraph" style:parent-style-name="Standard">
      <style:text-properties officeooo:rsid="00123f4e" officeooo:paragraph-rsid="0013d2f2"/>
    </style:style>
    <style:style style:name="P12" style:family="paragraph" style:parent-style-name="Standard">
      <style:text-properties officeooo:rsid="001a1794" officeooo:paragraph-rsid="001a1794"/>
    </style:style>
    <style:style style:name="P13" style:family="paragraph" style:parent-style-name="Standard">
      <style:text-properties officeooo:rsid="001a1794" officeooo:paragraph-rsid="001bad98"/>
    </style:style>
    <style:style style:name="P14" style:family="paragraph" style:parent-style-name="Standard">
      <style:text-properties officeooo:rsid="001d32cc" officeooo:paragraph-rsid="001d32cc"/>
    </style:style>
    <style:style style:name="P15" style:family="paragraph" style:parent-style-name="Standard">
      <style:text-properties officeooo:rsid="00212866" officeooo:paragraph-rsid="00212866"/>
    </style:style>
    <style:style style:name="T1" style:family="text">
      <style:text-properties officeooo:rsid="000c8a56"/>
    </style:style>
    <style:style style:name="T2" style:family="text">
      <style:text-properties officeooo:rsid="000efc05"/>
    </style:style>
    <style:style style:name="T3" style:family="text">
      <style:text-properties officeooo:rsid="0010d62c"/>
    </style:style>
    <style:style style:name="T4" style:family="text">
      <style:text-properties officeooo:rsid="0010d680"/>
    </style:style>
    <style:style style:name="T5" style:family="text">
      <style:text-properties officeooo:rsid="0011bebb"/>
    </style:style>
    <style:style style:name="T6" style:family="text">
      <style:text-properties officeooo:rsid="00123f4e"/>
    </style:style>
    <style:style style:name="T7" style:family="text">
      <style:text-properties officeooo:rsid="001312b1"/>
    </style:style>
    <style:style style:name="T8" style:family="text">
      <style:text-properties officeooo:rsid="0013d2f2"/>
    </style:style>
    <style:style style:name="T9" style:family="text">
      <style:text-properties officeooo:rsid="00158fa2"/>
    </style:style>
    <style:style style:name="T10" style:family="text">
      <style:text-properties officeooo:rsid="00176fc2"/>
    </style:style>
    <style:style style:name="T11" style:family="text">
      <style:text-properties officeooo:rsid="00194502"/>
    </style:style>
    <style:style style:name="T12" style:family="text">
      <style:text-properties officeooo:rsid="0019657a"/>
    </style:style>
    <style:style style:name="T13" style:family="text">
      <style:text-properties officeooo:rsid="0019a0d3"/>
    </style:style>
    <style:style style:name="T14" style:family="text">
      <style:text-properties officeooo:rsid="001a1794"/>
    </style:style>
    <style:style style:name="T15" style:family="text">
      <style:text-properties officeooo:rsid="001bad98"/>
    </style:style>
    <style:style style:name="T16" style:family="text">
      <style:text-properties officeooo:rsid="001d32cc"/>
    </style:style>
    <style:style style:name="T17" style:family="text">
      <style:text-properties officeooo:rsid="001e2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zyfrowanie danych to proces zabezpieczenia danych przed odczytem przez osoby niepożądane. Istnieją różne sposoby szyfrowania, programy do tych celów. </text:span><text:span text:style-name="T9">Jest to bardzo powszechny proces w wielu firmach, ponieważ dokonuje się transakcji przez internet, przesyła pliki, przechowuje dane klientów i kody źródłowe aplikacji. W zależności od potrzeb można zastosować różne sposoby szyfrowania np. sprzętowe, programowe, </text:span><text:span text:style-name="T10">lub obydwa.</text:span></text:p>
      <text:p text:style-name="P1">Jak działa szyfrowanie:</text:p>
      <text:p text:style-name="P8">To proces w którym treść plików, danych zostaje przekonwertowana na zaszyfrowany tekst, np. ciąg symboli ułożonych losowo bez żadnego logicznego sensu. <text:span text:style-name="T5">Taki ciąg można odczytać tylko za pomocą </text:span><text:span text:style-name="T6">odpowiedniego klucza.</text:span></text:p>
      <text:p text:style-name="P5">Rodzaje szyfrowania:</text:p>
      <text:p text:style-name="P5">Szyfrowanie sprzętowe – TPM(Trusted Platform Module) <text:span text:style-name="T2">polega na instalacji mikroprocesora na płycie głównej co zabezpiecza przed fizycznym dostępem do danych. Taki mikroprocesor przechowuje klucze do kodowania i odkodowywania danych. </text:span></text:p>
      <text:p text:style-name="P7">Szyfrowanie programowe – w takim przypadku aplikacja szyfruje wszystkie lub wskazane dyski/partycje, jeżeli wykryje nieautoryzowany dostęp to wymaga klucza odzyskiwania aby uzyskać dostęp. <text:span text:style-name="T3">Do uwietrzylniania najczęściej stosuje się hasło. Programy szyfrujące korzystają z różnych algorytmów szyfrujących.</text:span></text:p>
      <text:p text:style-name="P1">Algorytmy szyfrowania:</text:p>
      <text:p text:style-name="P9">Szyfrowanie może być asymetryczne lub symetryczne. Asymetryczne oznacza posiadanie osobnego klucza dla odbiorcy i nadawcy danych przy takim sposobie istnieje klucz prywatny i publiczny. Symetryczne szyfrowanie natomiast oznacza jeden taki sam klucz do zakodowania i odkodowania danych, co może zwiększyć ryzyko zdobycia dostępu do danych przez inną osobę, ale symetryczne szyfrowanie jest szybsze niż asymetryczne.</text:p>
      <text:p text:style-name="P10">DES(Data Encryption Standard) – stary, ale popularny algorytm szyfrowania symetrycznego. <text:span text:style-name="T7">Orginalnie miał klucz o długości 56 bitów i dziś jest w miarę łatwy do odgadnięcia za pomocą ataku brute force. </text:span><text:s/><text:span text:style-name="T7">Dlatego powstał oparty na nim algorytm </text:span>TDES/3DES <text:span text:style-name="T7">który wykonuje szyfrowanie DES potrójnie, znacznie zmniejszając efektywność ataków</text:span><text:span text:style-name="T4">, </text:span><text:span text:style-name="T7">ma siłę 168 bitów</text:span><text:span text:style-name="T4">.</text:span></text:p>
      <text:p text:style-name="P11">AES<text:span text:style-name="T7">(Advanced Encryption Standard)</text:span> – <text:span text:style-name="T8">symetryczny sposób szyfrowania, oparty na algorytmie Rijndaela. W zależności od rozmiaru klucza dane przechodzą przez proces transformacji(zmiana danych wejściowych w szyfrogram) określoną ilość razy:</text:span></text:p>
      <text:p text:style-name="P11"><text:span text:style-name="T8">10 powtórzeń dla </text:span>AES-128, <text:span text:style-name="T8">12 powtórzeń </text:span>AES-192, <text:span text:style-name="T8">14 powtórzeń dla</text:span> AES-256</text:p>
      <text:p text:style-name="P9">RSA – <text:span text:style-name="T11">algorytm szyfrowania asymetrycznego, generuje klucz prywatny do odkodowania zaszyfrowanych danych przez klucz publiczny. Kluczem publicznym </text:span><text:span text:style-name="T12">szyfruje się dane i taki klucz jest udostępniany.</text:span></text:p>
      <text:p text:style-name="P2">Dlaczego szyfrować dane?</text:p>
      <text:p text:style-name="P8">Szyfrowanie chroni przed atakami z zewnątrz. Dane w firmach często zawierają wrażliwe informacje które powinny być dobrze chronione. Sam proces konfiguracji szyfrowania nie jest trudny a wiele zmienia i zabezpiecza.</text:p>
      <text:p text:style-name="P8"/>
      <text:p text:style-name="P8"/>
      <text:p text:style-name="P1"><text:soft-page-break/><text:span text:style-name="T13">Przykładowe</text:span> programy</text:p>
      <text:p text:style-name="P6">Bitlocker – <text:span text:style-name="T14">wbudowany program w systemie Windows, może wykorzystać moduł TPM</text:span></text:p>
      <text:p text:style-name="P12">AxCrypt – <text:span text:style-name="T15">128-bitowe lub 256-bitowe szyfrowanie dla użytku domowego</text:span></text:p>
      <text:p text:style-name="P12">VeraCrypt – <text:span text:style-name="T15">szyfrowanie całych dysków</text:span> </text:p>
      <text:p text:style-name="P12">DiskCryptor – <text:span text:style-name="T15">także do szyfrowania całych dysków, może szyfrować dyski podpięte przez USB</text:span></text:p>
      <text:p text:style-name="P13">Cloud Fogger – <text:span text:style-name="T15">szyfrowanie danych w chumurze np. Google Drive, Dropbox, One drive za pomocą 256-bitowego algorytmu</text:span></text:p>
      <text:p text:style-name="P13"><text:span text:style-name="T16">R</text:span><text:span text:style-name="T13">ozwiązania dla firm:</text:span></text:p>
      <text:p text:style-name="P14">Podchodząc do tematu szyfrowania w firmach należy wziąć pod uwagę:</text:p>
      <text:p text:style-name="P14">- jakie dane są przechowywane</text:p>
      <text:p text:style-name="P14">- jaki jest budżet firmy</text:p>
      <text:p text:style-name="P14">- czy istnieją osoby które mogłyby utrzymywać usługę szyfrowania(np. pomagać w razie jakiś problemów)</text:p>
      <text:p text:style-name="P14">- co chce się szyfrować: pliki, foldery, dyski, wysyłane e-maile, dane o transakcjach, <text:s/>bazy danych</text:p>
      <text:p text:style-name="P14">- <text:span text:style-name="T17">czy aktualny sprzęt komputerowy nie będzie zbyt spowolniony przez ciągłe szyfrowanie</text:span></text:p>
      <text:p text:style-name="P14">Na podstawie tych i innych faktów trzeba zastanowić się jakie rozwiązania będą najlepsze? Czy potrzebne jest szyfrowanie programowe, może moduły TPM, albo nawet <text:span text:style-name="T17">cały nowy sprzęt.</text:span></text:p>
      <text:p text:style-name="P14"><text:span text:style-name="T13">Jeżeli istnieje taka potrzeba można szukać firm zajmujących się właśnie ochroną danych poprzez szyfrowanie. Za odpowiednią opłatą taka firma będzie stale zarządzać szyfrowaniem danych w firmie. Takie rozwiązanie pozwala na </text:span><text:span text:style-name="T14">spełnienie wymogów dot. na przykład ochrony danych.</text:span></text:p>
      <text:p text:style-name="P1">Co można szyfrować?</text:p>
      <text:p text:style-name="P15">Szyfrować można wiele rzeczy, pliki, dyski, wiadomości e-mail, transakcje bankowe, komunikację w internecie, aplikacje internetowe.</text:p>
      <text:p text:style-name="P4">Jakie są minusy?</text:p>
      <text:p text:style-name="P15">Mimo tego że szyfrowanie danych wydaje się dawać same plusy, to jednak może przynieść problemy takie jak:</text:p>
      <text:p text:style-name="P15">- spowolnienie działania komputerów,</text:p>
      <text:p text:style-name="P15">- dodatkowe komplikacje przy czynnościach takich jak wysyłanie e-mail, operacje na plikach</text:p>
      <text:p text:style-name="P15">- małe ryzyko utraty danych jeżeli zgubimy klucz</text:p>
      <text:p text:style-name="P15">- dodatkowe koszty związane z wprowadzeniem szyfrowania</text:p>
      <text:p text:style-name="P15">Mimo tego jednak warto zadbać o nawet proste szyfrowani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text-properties fo:color="#5b9bd5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Nagłówek_20_3_20_Znak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Nagłówek_20_5_20_Znak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Nagłówek_20_6_20_Znak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Nagłówek_20_7_20_Znak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Nagłówek_20_8_20_Znak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Nagłówek_20_9_20_Znak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loext:linked-style-name="Tytuł_20_Znak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Podtytuł_20_Znak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Cytat_20_Znak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Cytat_20_intensywny_20_Znak">
      <loext:graphic-properties draw:fill="solid" draw:fill-color="#f2f2f2"/>
      <style:paragraph-properties fo:margin-left="0.5in" fo:margin-right="0.5in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loext:linked-style-name="Tekst_20_przypisu_20_dolnego_20_Znak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loext:linked-style-name="Tekst_20_przypisu_20_końcowego_20_Znak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965in" fo:margin-top="0in" fo:margin-bottom="0.0398in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3937in" fo:margin-top="0in" fo:margin-bottom="0.0398in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0.5902in" fo:margin-top="0in" fo:margin-bottom="0.0398in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0.7874in" fo:margin-top="0in" fo:margin-bottom="0.0398in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0.9839in" fo:margin-top="0in" fo:margin-bottom="0.0398in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1.1811in" fo:margin-top="0in" fo:margin-bottom="0.0398in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1.378in" fo:margin-top="0in" fo:margin-bottom="0.0398in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1.5752in" fo:margin-top="0in" fo:margin-bottom="0.0398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 loext:linked-style-name="Heading_20_1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 loext:linked-style-name="Heading_20_2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Nagłówek_20_3_20_Znak" style:display-name="Nagłówek 3 Znak" style:family="text" style:parent-style-name="Default_20_Paragraph_20_Font" loext:linked-style-name="Heading_20_3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agłówek_20_4_20_Znak" style:display-name="Nagłówek 4 Znak" style:family="text" style:parent-style-name="Default_20_Paragraph_20_Font" loext:linked-style-name="Heading_20_4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główek_20_5_20_Znak" style:display-name="Nagłówek 5 Znak" style:family="text" style:parent-style-name="Default_20_Paragraph_20_Font" loext:linked-style-name="Heading_20_5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agłówek_20_6_20_Znak" style:display-name="Nagłówek 6 Znak" style:family="text" style:parent-style-name="Default_20_Paragraph_20_Font" loext:linked-style-name="Heading_20_6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agłówek_20_7_20_Znak" style:display-name="Nagłówek 7 Znak" style:family="text" style:parent-style-name="Default_20_Paragraph_20_Font" loext:linked-style-name="Heading_20_7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Nagłówek_20_8_20_Znak" style:display-name="Nagłówek 8 Znak" style:family="text" style:parent-style-name="Default_20_Paragraph_20_Font" loext:linked-style-name="Heading_20_8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Nagłówek_20_9_20_Znak" style:display-name="Nagłówek 9 Znak" style:family="text" style:parent-style-name="Default_20_Paragraph_20_Font" loext:linked-style-name="Heading_20_9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ytuł_20_Znak" style:display-name="Tytuł Znak" style:family="text" style:parent-style-name="Default_20_Paragraph_20_Font" loext:linked-style-name="Title">
      <style:text-properties fo:font-size="24pt" style:font-size-asian="24pt" style:font-size-complex="24pt"/>
    </style:style>
    <style:style style:name="Podtytuł_20_Znak" style:display-name="Podtytuł Znak" style:family="text" style:parent-style-name="Default_20_Paragraph_20_Font" loext:linked-style-name="Subtitle">
      <style:text-properties fo:font-size="12pt" style:font-size-asian="12pt" style:font-size-complex="12pt"/>
    </style:style>
    <style:style style:name="Cytat_20_Znak" style:display-name="Cytat Znak" style:family="text" loext:linked-style-name="Quote">
      <style:text-properties fo:font-style="italic" style:font-style-asian="italic"/>
    </style:style>
    <style:style style:name="Cytat_20_intensywny_20_Znak" style:display-name="Cytat intensywny Znak" style:family="text" loext:linked-style-name="Intense_20_Quote">
      <style:text-properties fo:font-style="italic" style:font-style-asian="italic"/>
    </style:style>
    <style:style style:name="Nagłówek_20_Znak" style:display-name="Nagłówek Znak" style:family="text" style:parent-style-name="Default_20_Paragraph_20_Font" loext:linked-style-name="Header"/>
    <style:style style:name="Footer_20_Char" style:display-name="Footer Char" style:family="text" style:parent-style-name="Default_20_Paragraph_20_Font"/>
    <style:style style:name="Stopka_20_Znak" style:display-name="Stopka Znak" style:family="text" loext:linked-style-name="Footer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ekst_20_przypisu_20_dolnego_20_Znak" style:display-name="Tekst przypisu dolnego Znak" style:family="text" loext:linked-style-name="Footnote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kst_20_przypisu_20_końcowego_20_Znak" style:display-name="Tekst przypisu końcowego Znak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6</meta:editing-cycles>
    <meta:creation-date>2022-03-17T10:20:00</meta:creation-date>
    <dc:date>2025-05-23T11:49:55.198016991</dc:date>
    <meta:editing-duration>PT2H20M59S</meta:editing-duration>
    <meta:generator>LibreOffice/24.2.7.2$Linux_X86_64 LibreOffice_project/420$Build-2</meta:generator>
    <meta:document-statistic meta:table-count="0" meta:image-count="0" meta:object-count="0" meta:page-count="2" meta:paragraph-count="38" meta:word-count="612" meta:character-count="4588" meta:non-whitespace-character-count="4000"/>
    <meta:user-defined meta:name="AppVersion">15.0000</meta:user-defined>
    <meta:template xlink:type="simple" xlink:actuate="onRequest" xlink:title="Normal" xlink:href=""/>
  </office:meta>
</office:document-meta>
</file>